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Arimo1" svg:font-family="Arimo"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993in" fo:margin-left="-0.0785in" fo:margin-top="0in" fo:margin-bottom="0in" table:align="left" style:writing-mode="lr-tb"/>
    </style:style>
    <style:style style:name="Table1.A" style:family="table-column">
      <style:table-column-properties style:column-width="1.6042in"/>
    </style:style>
    <style:style style:name="Table1.B" style:family="table-column">
      <style:table-column-properties style:column-width="1.4326in"/>
    </style:style>
    <style:style style:name="Table1.C" style:family="table-column">
      <style:table-column-properties style:column-width="1.8313in"/>
    </style:style>
    <style:style style:name="Table1.D" style:family="table-column">
      <style:table-column-properties style:column-width="1.1306in"/>
    </style:style>
    <style:style style:name="Table1.1" style:family="table-row">
      <style:table-row-properties fo:keep-together="auto"/>
    </style:style>
    <style:style style:name="Table1.A1" style:family="table-cell">
      <style:table-cell-properties fo:background-color="#dddddd"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1.D1" style:family="table-cell">
      <style:table-cell-properties fo:background-color="#dddddd" fo:padding-left="0.0375in" fo:padding-right="0.075in" fo:padding-top="0in" fo:padding-bottom="0in" fo:border="0.5pt solid #000001" style:writing-mode="lr-tb">
        <style:background-image/>
      </style:table-cell-properties>
    </style:style>
    <style:style style:name="Table1.A2" style:family="table-cell">
      <style:table-cell-properties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1.D2" style:family="table-cell">
      <style:table-cell-properties fo:background-color="#ffffff" fo:padding-left="0.0375in" fo:padding-right="0.075in" fo:padding-top="0in" fo:padding-bottom="0in" fo:border="0.5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1945in" fo:margin-bottom="0.1945in" loext:contextual-spacing="false" fo:line-height="100%" fo:text-align="justify" style:justify-single-word="false" fo:keep-together="auto" fo:orphans="2" fo:widows="2" fo:text-indent="0in" style:auto-text-indent="false" fo:keep-with-next="auto"/>
    </style:style>
    <style:style style:name="P5" style:family="paragraph" style:parent-style-name="Standard">
      <style:paragraph-properties fo:margin-left="0in" fo:margin-right="0in" fo:margin-top="0in" fo:margin-bottom="0.1945in" loext:contextual-spacing="false" fo:line-height="100%" fo:text-align="justify" style:justify-single-word="false" fo:keep-together="auto" fo:orphans="2" fo:widows="2" fo:text-indent="0in" style:auto-text-indent="false" fo:keep-with-next="auto"/>
    </style:style>
    <style:style style:name="P6"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keep-with-next="auto"/>
    </style:style>
    <style:style style:name="P7" style:family="paragraph" style:parent-style-name="Standard">
      <style:paragraph-properties fo:margin-left="0in" fo:margin-right="0in" fo:margin-top="0in" fo:margin-bottom="0.0835in" loext:contextual-spacing="false" fo:line-height="100%" fo:text-indent="0in" style:auto-text-indent="false"/>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P10" style:family="paragraph" style:parent-style-name="Standard">
      <style:paragraph-properties fo:margin-left="0in" fo:margin-right="0in" fo:margin-top="0.4917in" fo:margin-bottom="0in" loext:contextual-spacing="false" fo:line-height="100%" fo:text-align="end"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10">
      <style:paragraph-properties fo:margin-left="0.5in" fo:margin-right="0in" fo:margin-top="0in" fo:margin-bottom="0.0835in" loext:contextual-spacing="false" fo:line-height="100%" fo:text-align="start" style:justify-single-word="false" fo:keep-together="auto" fo:orphans="2" fo:widows="2" fo:text-indent="-0.25in" style:auto-text-indent="false" fo:keep-with-next="auto"/>
    </style:style>
    <style:style style:name="P13" style:family="paragraph" style:parent-style-name="Standard" style:list-style-name="WWNum19">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14" style:family="paragraph" style:parent-style-name="Standard" style:list-style-name="WWNum16">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15" style:family="paragraph" style:parent-style-name="Standard" style:list-style-name="WWNum2">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16" style:family="paragraph" style:parent-style-name="Standard" style:list-style-name="WWNum12">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17" style:family="paragraph" style:parent-style-name="Standard" style:list-style-name="WWNum13">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18" style:family="paragraph" style:parent-style-name="Standard" style:list-style-name="WWNum14">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19" style:family="paragraph" style:parent-style-name="Standard" style:list-style-name="WWNum22">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20" style:family="paragraph" style:parent-style-name="Standard" style:list-style-name="WWNum17">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21" style:family="paragraph" style:parent-style-name="Standard" style:list-style-name="WWNum15">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22" style:family="paragraph" style:parent-style-name="Standard" style:list-style-name="WWNum26">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23" style:family="paragraph" style:parent-style-name="Standard" style:list-style-name="WWNum25">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24" style:family="paragraph" style:parent-style-name="Standard" style:list-style-name="WWNum4">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style>
    <style:style style:name="P25" style:family="paragraph" style:parent-style-name="Standard" style:list-style-name="WWNum5">
      <style:paragraph-properties fo:margin-left="0.5in" fo:margin-right="0in" fo:margin-top="0in" fo:margin-bottom="0.0835in" loext:contextual-spacing="true" fo:line-height="100%" fo:text-indent="-0.25in" style:auto-text-indent="false"/>
    </style:style>
    <style:style style:name="P26" style:family="paragraph" style:parent-style-name="Standard" style:list-style-name="WWNum21">
      <style:paragraph-properties fo:margin-left="0.5in" fo:margin-right="0in" fo:margin-top="0in" fo:margin-bottom="0.0835in" loext:contextual-spacing="true" fo:line-height="100%" fo:text-indent="-0.25in" style:auto-text-indent="false"/>
    </style:style>
    <style:style style:name="P27" style:family="paragraph" style:parent-style-name="Standard" style:list-style-name="WWNum18">
      <style:paragraph-properties fo:margin-left="0.5in" fo:margin-right="0in" fo:margin-top="0in" fo:margin-bottom="0.0835in" loext:contextual-spacing="true" fo:line-height="100%" fo:text-indent="-0.25in" style:auto-text-indent="false"/>
    </style:style>
    <style:style style:name="P28" style:family="paragraph" style:parent-style-name="Standard" style:list-style-name="WWNum9">
      <style:paragraph-properties fo:margin-left="0.5in" fo:margin-right="0in" fo:margin-top="0in" fo:margin-bottom="0.0835in" loext:contextual-spacing="true" fo:line-height="100%" fo:text-indent="-0.25in" style:auto-text-indent="false"/>
    </style:style>
    <style:style style:name="P29" style:family="paragraph" style:parent-style-name="Standard" style:list-style-name="WWNum20">
      <style:paragraph-properties fo:margin-left="0.5in" fo:margin-right="0in" fo:margin-top="0in" fo:margin-bottom="0.0835in" loext:contextual-spacing="true" fo:line-height="100%" fo:text-indent="-0.25in" style:auto-text-indent="false"/>
    </style:style>
    <style:style style:name="P30" style:family="paragraph" style:parent-style-name="Standard" style:list-style-name="WWNum6">
      <style:paragraph-properties fo:margin-left="0.5in" fo:margin-right="0in" fo:margin-top="0in" fo:margin-bottom="0.0835in" loext:contextual-spacing="true" fo:line-height="100%" fo:text-indent="-0.25in" style:auto-text-indent="false"/>
    </style:style>
    <style:style style:name="P31" style:family="paragraph" style:parent-style-name="Standard" style:list-style-name="WWNum3">
      <style:paragraph-properties fo:margin-left="0.5in" fo:margin-right="0in" fo:margin-top="0in" fo:margin-bottom="0.0835in" loext:contextual-spacing="true" fo:line-height="100%" fo:text-indent="-0.25in" style:auto-text-indent="false"/>
    </style:style>
    <style:style style:name="P32" style:family="paragraph" style:parent-style-name="Standard" style:list-style-name="WWNum23">
      <style:paragraph-properties fo:margin-left="0.5in" fo:margin-right="0in" fo:margin-top="0in" fo:margin-bottom="0.0835in" loext:contextual-spacing="true" fo:line-height="100%" fo:text-indent="-0.25in" style:auto-text-indent="false"/>
    </style:style>
    <style:style style:name="P33" style:family="paragraph" style:parent-style-name="Standard" style:list-style-name="WWNum24">
      <style:paragraph-properties fo:margin-left="0.5in" fo:margin-right="0in" fo:margin-top="0in" fo:margin-bottom="0.0835in" loext:contextual-spacing="true" fo:line-height="100%" fo:text-indent="-0.25in" style:auto-text-indent="false"/>
    </style:style>
    <style:style style:name="P34" style:family="paragraph" style:parent-style-name="Standard" style:list-style-name="WWNum10">
      <style:paragraph-properties fo:margin-left="0.5in" fo:margin-right="0in" fo:margin-top="0in" fo:margin-bottom="0.1945in" loext:contextual-spacing="false" fo:line-height="100%" fo:text-align="justify" style:justify-single-word="false" fo:text-indent="-0.25in" style:auto-text-indent="false"/>
    </style:style>
    <style:style style:name="P35" style:family="paragraph" style:parent-style-name="Standard">
      <style:paragraph-properties fo:margin-left="0.5in" fo:margin-right="0in" fo:margin-top="0in" fo:margin-bottom="0in" loext:contextual-spacing="false" fo:text-indent="0in" style:auto-text-indent="false"/>
    </style:style>
    <style:style style:name="P36" style:family="paragraph" style:parent-style-name="Standard">
      <style:paragraph-properties fo:margin-left="0.25in" fo:margin-right="0in" fo:margin-top="0in" fo:margin-bottom="0in" loext:contextual-spacing="false" fo:text-indent="0in" style:auto-text-indent="false"/>
    </style:style>
    <style:style style:name="P37" style:family="paragraph" style:parent-style-name="Standard" style:list-style-name="WWNum8">
      <style:paragraph-properties fo:margin-left="0.75in" fo:margin-right="0in" fo:text-indent="-0.25in" style:auto-text-indent="false"/>
    </style:style>
    <style:style style:name="P38" style:family="paragraph" style:parent-style-name="Standard" style:list-style-name="WWNum12">
      <style:paragraph-properties fo:margin-left="1in" fo:margin-right="0in" fo:margin-top="0in" fo:margin-bottom="0.0835in" loext:contextual-spacing="true" fo:line-height="100%" fo:text-align="start" style:justify-single-word="false" fo:keep-together="auto" fo:orphans="2" fo:widows="2" fo:text-indent="-0.25in" style:auto-text-indent="false" fo:keep-with-next="auto"/>
    </style:style>
    <style:style style:name="P39" style:family="paragraph" style:parent-style-name="Standard" style:list-style-name="WWNum13">
      <style:paragraph-properties fo:margin-left="1in" fo:margin-right="0in" fo:margin-top="0in" fo:margin-bottom="0.0835in" loext:contextual-spacing="true" fo:line-height="100%" fo:text-align="start" style:justify-single-word="false" fo:keep-together="auto" fo:orphans="2" fo:widows="2" fo:text-indent="-0.25in" style:auto-text-indent="false" fo:keep-with-next="auto"/>
    </style:style>
    <style:style style:name="P40" style:family="paragraph" style:parent-style-name="Standard" style:list-style-name="WWNum13">
      <style:paragraph-properties fo:margin-left="1in" fo:margin-right="0in" fo:margin-top="0in" fo:margin-bottom="0.0835in" loext:contextual-spacing="true" fo:line-height="100%" fo:text-indent="-0.25in" style:auto-text-indent="false"/>
    </style:style>
    <style:style style:name="P41" style:family="paragraph" style:parent-style-name="Standard" style:list-style-name="WWNum5">
      <style:paragraph-properties fo:margin-left="1in" fo:margin-right="0in" fo:margin-top="0in" fo:margin-bottom="0.0835in" loext:contextual-spacing="true" fo:line-height="100%" fo:text-indent="-0.25in" style:auto-text-indent="false"/>
    </style:style>
    <style:style style:name="P42" style:family="paragraph" style:parent-style-name="Standard" style:list-style-name="WWNum11">
      <style:paragraph-properties fo:margin-left="1in" fo:margin-right="0in" fo:margin-top="0in" fo:margin-bottom="0.0835in" loext:contextual-spacing="true" fo:line-height="100%" fo:text-indent="-0.25in" style:auto-text-indent="false"/>
    </style:style>
    <style:style style:name="P43" style:family="paragraph" style:parent-style-name="Standard" style:list-style-name="WWNum18">
      <style:paragraph-properties fo:margin-left="1in" fo:margin-right="0in" fo:margin-top="0in" fo:margin-bottom="0.0835in" loext:contextual-spacing="true" fo:line-height="100%" fo:text-indent="-0.25in" style:auto-text-indent="false"/>
    </style:style>
    <style:style style:name="P44" style:family="paragraph" style:parent-style-name="Standard" style:list-style-name="WWNum20">
      <style:paragraph-properties fo:margin-left="1in" fo:margin-right="0in" fo:margin-top="0in" fo:margin-bottom="0.0835in" loext:contextual-spacing="true" fo:line-height="100%" fo:text-indent="-0.25in" style:auto-text-indent="false"/>
    </style:style>
    <style:style style:name="P45" style:family="paragraph" style:parent-style-name="Standard" style:list-style-name="WWNum1">
      <style:paragraph-properties fo:margin-left="1in" fo:margin-right="0in" fo:text-indent="-0.25in" style:auto-text-indent="false"/>
    </style:style>
    <style:style style:name="P46" style:family="paragraph" style:parent-style-name="Standard">
      <style:paragraph-properties fo:margin-top="0in" fo:margin-bottom="0.0835in" loext:contextual-spacing="false" fo:line-height="100%"/>
    </style:style>
    <style:style style:name="P47" style:family="paragraph" style:parent-style-name="Standard">
      <style:paragraph-properties fo:margin-left="0.75in" fo:margin-right="0in" fo:margin-top="0in" fo:margin-bottom="0in" loext:contextual-spacing="false" fo:text-indent="0in" style:auto-text-indent="false"/>
    </style:style>
    <style:style style:name="T1" style:family="text">
      <style:text-properties style:font-name="Arimo" fo:font-size="12pt" style:text-underline-style="solid" style:text-underline-width="auto" style:text-underline-color="font-color" fo:font-weight="bold" style:font-name-asian="Arimo1" style:font-size-asian="12pt" style:font-weight-asian="bold" style:font-name-complex="Arimo1" style:font-size-complex="12pt"/>
    </style:style>
    <style:style style:name="T2" style:family="text">
      <style:text-properties style:font-name="Arimo" fo:font-size="12pt" style:font-name-asian="Arimo1" style:font-size-asian="12pt" style:font-name-complex="Arimo1" style:font-size-complex="12pt"/>
    </style:style>
    <style:style style:name="T3" style:family="text">
      <style:text-properties style:font-name="Arimo" fo:font-size="12pt" fo:font-weight="bold" style:font-name-asian="Arimo1" style:font-size-asian="12pt" style:font-weight-asian="bold" style:font-name-complex="Arimo1" style:font-size-complex="12pt"/>
    </style:style>
    <style:style style:name="T4" style:family="text">
      <style:text-properties style:font-name="Arimo" style:font-name-asian="Arimo1" style:font-name-complex="Arimo1"/>
    </style:style>
    <style:style style:name="T5" style:family="text">
      <style:text-properties style:font-name="Arimo" style:text-underline-style="none" style:font-name-asian="Arimo1" style:font-name-complex="Arimo1"/>
    </style:style>
    <style:style style:name="T6" style:family="text">
      <style:text-properties style:font-name="Arimo" fo:font-weight="bold" style:font-name-asian="Arimo1" style:font-weight-asian="bold" style:font-name-complex="Arimo1"/>
    </style:style>
    <style:style style:name="T7" style:family="text">
      <style:text-properties fo:color="#3f3f3f" style:font-name="Arimo" fo:font-size="12pt" style:text-underline-style="solid" style:text-underline-width="auto" style:text-underline-color="font-color" style:font-name-asian="Arimo1" style:font-size-asian="12pt" style:font-name-complex="Arimo1" style:font-size-complex="12pt"/>
    </style:style>
    <style:style style:name="T8" style:family="text">
      <style:text-properties fo:font-variant="normal" fo:text-transform="none" fo:color="#000000" style:text-line-through-style="none" style:text-line-through-type="none" style:text-position="0% 100%"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9" style:family="text">
      <style:text-properties fo:font-variant="normal" fo:text-transform="none" fo:color="#000000" style:text-line-through-style="none" style:text-line-through-type="none" style:text-position="0% 100%" style:font-name="Arimo" fo:font-size="12pt" fo:font-style="normal" style:text-underline-style="none" fo:font-weight="bold" style:font-name-asian="Arimo1" style:font-size-asian="12pt" style:font-style-asian="normal" style:font-weight-asian="bold" style:font-name-complex="Arimo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4" style:family="text">
      <style:text-properties style:font-name="Arial" style:font-name-asian="Arial2" style:font-name-complex="Arial2"/>
    </style:style>
    <style:style style:name="T15" style:family="text">
      <style:text-properties style:font-name="Arial" style:text-underline-style="none" style:font-name-asian="Arial2" style:font-name-complex="Arial2"/>
    </style:style>
    <style:style style:name="T16" style:family="text">
      <style:text-properties fo:color="#000000" style:font-name="Arimo" fo:font-size="12pt" fo:font-weight="bold" style:font-name-asian="Arimo1" style:font-size-asian="12pt" style:font-weight-asian="bold" style:font-name-complex="Arimo1" style:font-size-complex="12pt"/>
    </style:style>
    <style:style style:name="T17" style:family="text">
      <style:text-properties fo:color="#000000" style:font-name="Arimo" fo:font-size="12pt" style:font-name-asian="Arimo1" style:font-size-asian="12pt" style:font-name-complex="Arimo1" style:font-size-complex="12pt"/>
    </style:style>
    <style:style style:name="T18" style:family="text">
      <style:text-properties fo:color="#000000" style:font-name="Arimo" fo:font-size="12pt" fo:font-weight="normal" style:font-name-asian="Arimo1" style:font-size-asian="12pt" style:font-weight-asian="normal" style:font-name-complex="Arimo1" style:font-size-complex="12pt"/>
    </style:style>
    <style:style style:name="T19" style:family="text">
      <style:text-properties fo:color="#000000" style:font-name="Arimo" fo:font-size="12pt" style:text-underline-style="solid" style:text-underline-width="auto" style:text-underline-color="font-color" style:font-name-asian="Arimo1" style:font-size-asian="12pt" style:font-name-complex="Arimo1" style:font-size-complex="12pt"/>
    </style:style>
    <style:style style:name="T20" style:family="text">
      <style:text-properties fo:color="#000000" fo:font-size="12pt" style:font-size-asian="12pt" style:font-size-complex="12pt"/>
    </style:style>
    <style:style style:name="T21" style:family="text">
      <style:text-properties fo:color="#000000" fo:font-size="12pt" fo:font-weight="normal" style:font-size-asian="12pt" style:font-weight-asian="norma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INUTA</text:span></text:p>
      <text:p text:style-name="P1"/>
      <text:p text:style-name="P2"><text:span text:style-name="T7">Minuta No. 003 de Gym Caoba </text:span></text:p>
      <text:p text:style-name="P2"><text:span text:style-name="T2"><text:tab/></text:span></text:p>
      <text:p text:style-name="P1"><text:span text:style-name="T2"><text:tab/>Fecha<text:tab/>: Lunes 23 de enero</text:span></text:p>
      <text:p text:style-name="P1"><text:span text:style-name="T2"><text:tab/>Hora <text:tab/>: 8:30 </text:span></text:p>
      <text:p text:style-name="P1"><text:span text:style-name="T2"><text:tab/>Lugar<text:tab/>: Laboratorio C</text:span></text:p>
      <text:p text:style-name="P1"><text:span text:style-name="T2"><text:tab/></text:span></text:p>
      <text:p text:style-name="P4"><text:span text:style-name="T8">Siendo las 8:30 horas del día 23 de enero de 2017, se reúne el grupo: </text:span><text:span text:style-name="T9">Gym Caoba</text:span><text:span text:style-name="T8">, en sesión extraordinaria previa citación realizada.</text:span></text:p>
      <text:p text:style-name="P4"><text:span text:style-name="T9">ASISTENTES:</text:span></text:p>
      <text:p text:style-name="P1"><text:span text:style-name="T2">La persona encargada que </text:span><text:span text:style-name="T4">precede</text:span><text:span text:style-name="T2"> la reunión, <text:s/>Cristian Brenes G, pasó lista y determinó que había quórum.</text:span></text:p>
      <text:p text:style-name="P1"><text:span text:style-name="T2">Los asistentes a esta reunión son:</text:span></text:p>
      <text:p text:style-name="P1"/>
      <text:list xml:id="list5499586546361109953" text:style-name="WWNum7">
        <text:list-item>
          <text:p text:style-name="P11"><text:span text:style-name="T2">Yunen Ramos R.<text:tab/><text:tab/><text:tab/>presente</text:span></text:p>
        </text:list-item>
      </text:list>
      <text:p text:style-name="P35"/>
      <text:list xml:id="list62115126695788" text:continue-numbering="true" text:style-name="WWNum7">
        <text:list-item>
          <text:p text:style-name="P11"><text:span text:style-name="T2">Luis Castillo <text:tab/><text:tab/><text:tab/><text:tab/>presente</text:span></text:p>
        </text:list-item>
      </text:list>
      <text:p text:style-name="P35"/>
      <text:list xml:id="list62117065756073" text:continue-numbering="true" text:style-name="WWNum7">
        <text:list-item>
          <text:p text:style-name="P11"><text:span text:style-name="T2">Karen Calderón C.<text:tab/><text:tab/><text:tab/>presente</text:span></text:p>
        </text:list-item>
      </text:list>
      <text:p text:style-name="P35"/>
      <text:list xml:id="list62116249086752" text:continue-numbering="true" text:style-name="WWNum7">
        <text:list-item>
          <text:p text:style-name="P11"><text:span text:style-name="T2">Edwin Navarro B.<text:tab/><text:tab/><text:tab/>presente</text:span></text:p>
        </text:list-item>
      </text:list>
      <text:p text:style-name="P36"><text:soft-page-break/></text:p>
      <text:p text:style-name="P35"/>
      <text:p text:style-name="P1"/>
      <text:p text:style-name="P35"/>
      <text:p text:style-name="P4"><text:span text:style-name="T9">AGENDA:</text:span></text:p>
      <text:p text:style-name="P5"/>
      <text:p text:style-name="P1"><text:span text:style-name="T3">ASUNTOS:</text:span></text:p>
      <text:p text:style-name="P36"/>
      <text:list xml:id="list3369769680574243608" text:style-name="WWNum8">
        <text:list-item>
          <text:p text:style-name="P37"><text:span text:style-name="T3">Asuntos tratados y acuerdos tomados</text:span></text:p>
        </text:list-item>
      </text:list>
      <text:p text:style-name="P6"><text:span text:style-name="T8"><text:tab/><text:tab/></text:span></text:p>
      <text:list xml:id="list3095475090199095254" text:style-name="WWNum10">
        <text:list-item>
          <text:p text:style-name="P12"><text:span text:style-name="T9">Qué he hecho </text:span></text:p>
        </text:list-item>
      </text:list>
      <text:p text:style-name="P6"><text:span text:style-name="T8">Lo vamos a trabajar de la siguiente manera:</text:span></text:p>
      <text:p text:style-name="P6"><text:span text:style-name="T9">Base de datos:</text:span></text:p>
      <text:p text:style-name="P6"><text:span text:style-name="T8">Se actualizó la tabla “TBServicePaymentModule”, se agregó el campo “priceServicePaymentModule”, el cuál va a contener el precio relacionado a dicho método de pago. Por ejemplo: Una sesión vale 1000 colones, pero si paga la semana le sale en 5000 colones.</text:span></text:p>
      <text:p text:style-name="P6"><text:span text:style-name="T8">Se </text:span><text:span text:style-name="T4">creó</text:span><text:span text:style-name="T8"> la tabla TBClientRecord con llaves foraneas de tablas <text:s/>TBUser, TBServicePaymentModule y TBRelationServiceSchedule. (Aplica unicamente para registros en TBUser con typeUser igual a 0).</text:span></text:p>
      <text:p text:style-name="P6"><text:span text:style-name="T4">Se agregó una nueva columna a la tabla “TBRelationServiceSchedule” es la siguiente:</text:span></text:p>
      <text:list xml:id="list4143152772958564936" text:style-name="WWNum19">
        <text:list-item>
          <text:p text:style-name="P13"><text:span text:style-name="T4">quotaService: Corresponde a la capacidad máxima de personas que se puede recibir en ese horario para ese servicio.</text:span></text:p>
        </text:list-item>
      </text:list>
      <text:p text:style-name="P6"><text:span text:style-name="T4">se agregó nuevos atributos a la tabla “TBInventory”.</text:span></text:p>
      <text:list xml:id="list8370385486771648600" text:style-name="WWNum16">
        <text:list-item>
          <text:p text:style-name="P14"><text:span text:style-name="T4">codeActiveInventory: Se refiere al código que posee el activo que se desea registrar. </text:span></text:p>
        </text:list-item>
        <text:list-item>
          <text:p text:style-name="P14"><text:span text:style-name="T4">locationActiveInventory: se refiere a la localización que va a tener el activo registrado.</text:span></text:p>
        </text:list-item>
      </text:list>
      <text:p text:style-name="P6"><text:span text:style-name="T4">Se creó el nuevo diagrama desde MYSQLWorkbench.</text:span></text:p>
      <text:p text:style-name="P6"><text:soft-page-break/><text:span text:style-name="T4">Se borro la llave foránea de la tabla TBPaymentModule en la tabla TBlientRecord.</text:span></text:p>
      <text:p text:style-name="P6"><text:span text:style-name="T9">Capa domain:</text:span></text:p>
      <text:p text:style-name="P6"><text:span text:style-name="T8">Se modificó la clase “Service”, se eliminó el atributo “price” y también los siguientes métodos:</text:span></text:p>
      <text:list xml:id="list7364380140441757653" text:style-name="WWNum2">
        <text:list-item>
          <text:p text:style-name="P15"><text:span text:style-name="T8">setPriceService($priceService)</text:span></text:p>
        </text:list-item>
        <text:list-item>
          <text:p text:style-name="P15"><text:span text:style-name="T8">getPriceService:</text:span></text:p>
        </text:list-item>
      </text:list>
      <text:p text:style-name="P6"><text:span text:style-name="T8">Se </text:span><text:span text:style-name="T4">creó</text:span><text:span text:style-name="T8"> la clase ClientRecord con atributos, constructor y m</text:span><text:span text:style-name="T4">é</text:span><text:span text:style-name="T8">todos de acceso y asignacion. (set’s and get’s) </text:span></text:p>
      <text:p text:style-name="P6"><text:span text:style-name="T4">Se actualizó la clase “PaymentModule”, quedó con la siguiente información:</text:span></text:p>
      <text:list xml:id="list7046833051758991233" text:style-name="WWNum12">
        <text:list-item>
          <text:p text:style-name="P16"><text:span text:style-name="T4">Atributos:</text:span></text:p>
          <text:list>
            <text:list-item>
              <text:p text:style-name="P38"><text:span text:style-name="T4">idPaymentModule: Corresponde al identificador del método de pago.</text:span></text:p>
            </text:list-item>
            <text:list-item>
              <text:p text:style-name="P38"><text:span text:style-name="T4">namePaymentModule: Corresponde al nombre del método de pago.</text:span></text:p>
            </text:list-item>
            <text:list-item>
              <text:p text:style-name="P38"><text:span text:style-name="T4">pricePaymentModule: Es el precio que se va aplicar para dicha modalidad de pago, por ejemplo: 500 colones la sesión.</text:span></text:p>
            </text:list-item>
          </text:list>
        </text:list-item>
        <text:list-item>
          <text:p text:style-name="P16"><text:span text:style-name="T4">Métodos:</text:span></text:p>
          <text:list>
            <text:list-item>
              <text:p text:style-name="P38"><text:span text:style-name="T4">Método constructor: Empleado para inicializar cada uno de los atributos recibidos por otra capa.</text:span></text:p>
            </text:list-item>
            <text:list-item>
              <text:p text:style-name="P38"><text:span text:style-name="T4">getIdPaymentModule: Retorna el identificador del método de pago.</text:span></text:p>
            </text:list-item>
            <text:list-item>
              <text:p text:style-name="P38"><text:span text:style-name="T4">getNamePaymentModule: Retorna el nombre del método de pago.</text:span></text:p>
            </text:list-item>
            <text:list-item>
              <text:p text:style-name="P38"><text:span text:style-name="T4">getPricePaymentModule: Retorna el precio correspondiente al método de pago.</text:span></text:p>
            </text:list-item>
            <text:list-item>
              <text:p text:style-name="P38"><text:span text:style-name="T4">setIdPaymentModule($idPaymentModule): Recibe por parámetro el identificador que se va aplicar a ese método de pago.</text:span></text:p>
            </text:list-item>
            <text:list-item>
              <text:p text:style-name="P38"><text:span text:style-name="T4">setNamePaymentModule($namePaymentModule): Recibe por parámetro el nombre que se le va asignar al método de pago.</text:span></text:p>
            </text:list-item>
            <text:list-item>
              <text:p text:style-name="P38"><text:span text:style-name="T4">setPricePaymentModule($pricePaymentModule): Recibe por parámetro el precio que se le desea asignar a dicho método de pago.</text:span></text:p>
            </text:list-item>
          </text:list>
        </text:list-item>
      </text:list>
      <text:p text:style-name="P6"><text:span text:style-name="T4">Se creó la clase “Campus”, contiene la siguiente información:</text:span></text:p>
      <text:list xml:id="list3002770615027674274" text:style-name="WWNum13">
        <text:list-item>
          <text:p text:style-name="P17"><text:span text:style-name="T4">Atributos:</text:span></text:p>
          <text:list>
            <text:list-item>
              <text:p text:style-name="P39"><text:soft-page-break/><text:span text:style-name="T4">idCampus: Corresponde al identificador del campus.</text:span></text:p>
            </text:list-item>
            <text:list-item>
              <text:p text:style-name="P39"><text:span text:style-name="T4">nameCampus: Corresponde al nombre del campus, por ejemplo: “Campo 1” o “Planta superior”.</text:span></text:p>
            </text:list-item>
          </text:list>
        </text:list-item>
        <text:list-item>
          <text:p text:style-name="P17"><text:span text:style-name="T4">Métodos:</text:span></text:p>
          <text:list>
            <text:list-item>
              <text:p text:style-name="P40"><text:span text:style-name="T4">Método constructor: Empleado para inicializar cada uno de los atributos recibidos por otra capa.</text:span></text:p>
            </text:list-item>
            <text:list-item>
              <text:p text:style-name="P40"><text:span text:style-name="T4">getIdCampus: Retorna el identificador del campus.</text:span></text:p>
            </text:list-item>
            <text:list-item>
              <text:p text:style-name="P40"><text:span text:style-name="T4">getNameCampus: Retorna el nombre del campus.</text:span></text:p>
            </text:list-item>
            <text:list-item>
              <text:p text:style-name="P40"><text:span text:style-name="T4">setIdCampus($idCampus): Recibe por parámetro el identificador que se va a aplicar a ese campus.</text:span></text:p>
            </text:list-item>
            <text:list-item>
              <text:p text:style-name="P40"><text:span text:style-name="T4">setNameCampus($nameCampus): Recibe por parámetro el nombre que se va aplicar a ese campus.</text:span></text:p>
            </text:list-item>
          </text:list>
        </text:list-item>
      </text:list>
      <text:p text:style-name="P46"><text:span text:style-name="T4">Se actualizó la clase “DayHourService”, se le agregó un nuevo atributo y dos métodos, son los siguientes:</text:span></text:p>
      <text:list xml:id="list6488513905408607112" text:style-name="WWNum5">
        <text:list-item>
          <text:p text:style-name="P25"><text:span text:style-name="T4">Atributo nuevo:</text:span></text:p>
          <text:list>
            <text:list-item>
              <text:p text:style-name="P41"><text:span text:style-name="T4">campusService: Corresponde al indicador del campus en el que se está aplicando el horario.</text:span></text:p>
            </text:list-item>
          </text:list>
        </text:list-item>
        <text:list-item>
          <text:p text:style-name="P25"><text:span text:style-name="T4">Métodos nuevos:</text:span></text:p>
          <text:list>
            <text:list-item>
              <text:p text:style-name="P41"><text:span text:style-name="T4">getCampusService: Retorna el identificador del campus al que corresponde el horario.</text:span></text:p>
            </text:list-item>
            <text:list-item>
              <text:p text:style-name="P41"><text:span text:style-name="T4">setCampusService($campusService): Recibe por parámetro el identificador del campus que se le va aplicar a ese horario.</text:span></text:p>
            </text:list-item>
          </text:list>
        </text:list-item>
      </text:list>
      <text:p text:style-name="P7"><text:span text:style-name="T4">Se actualizó la clase “Inventory”, se agregó dos nuevos atributos y 4 métodos, los cuales son:</text:span></text:p>
      <text:list xml:id="list7582935362943336559" text:style-name="WWNum21">
        <text:list-item>
          <text:p text:style-name="P26"><text:span text:style-name="T4">Atributos: </text:span></text:p>
        </text:list-item>
      </text:list>
      <text:list xml:id="list2109049101235681617" text:style-name="WWNum11">
        <text:list-item>
          <text:list>
            <text:list-item>
              <text:p text:style-name="P42"><text:span text:style-name="T4">codeActiveInventory: el cual hace referencia al código del activo.</text:span></text:p>
            </text:list-item>
            <text:list-item>
              <text:p text:style-name="P42"><text:span text:style-name="T4">locationActiveInventory: hace referencia al lugar donde se ubica el activo.</text:span></text:p>
            </text:list-item>
          </text:list>
        </text:list-item>
      </text:list>
      <text:list xml:id="list1118620796714030922" text:style-name="WWNum18">
        <text:list-item>
          <text:p text:style-name="P27"><text:span text:style-name="T4">Métodos:</text:span></text:p>
          <text:list>
            <text:list-item>
              <text:p text:style-name="P43"><text:span text:style-name="T4">getCodeActiveInventory():Se utiliza para retornar el código del activo.</text:span></text:p>
            </text:list-item>
            <text:list-item>
              <text:p text:style-name="P43"><text:span text:style-name="T4">getLocationActiveInvetory(): se utiliza para retornar la localización de donde se utiliza el activo.</text:span></text:p>
            </text:list-item>
            <text:list-item>
              <text:p text:style-name="P43"><text:soft-page-break/><text:span text:style-name="T4">setCodeActiveInventory($codeActiveInventory): Recibe el código del activo.</text:span></text:p>
            </text:list-item>
            <text:list-item>
              <text:p text:style-name="P43"><text:span text:style-name="T4">setLocationActiveInvetory($locationActiveInventory): Recibe la localización del activo.</text:span></text:p>
            </text:list-item>
          </text:list>
        </text:list-item>
      </text:list>
      <text:p text:style-name="P6"><text:span text:style-name="T9">Capa data:</text:span></text:p>
      <text:p text:style-name="P6"><text:span text:style-name="T8">Se </text:span><text:span text:style-name="T4">creó</text:span><text:span text:style-name="T8"> la clase ClientRecordData con los siguientes </text:span><text:span text:style-name="T4">métodos:</text:span></text:p>
      <text:list xml:id="list8852623437424790390" text:style-name="WWNum14">
        <text:list-item>
          <text:p text:style-name="P18"><text:span text:style-name="T8">insertClientRecord($clientRecord) </text:span></text:p>
        </text:list-item>
        <text:list-item>
          <text:p text:style-name="P18"><text:span text:style-name="T8">deleteClientRecord($id)</text:span></text:p>
        </text:list-item>
        <text:list-item>
          <text:p text:style-name="P18"><text:span text:style-name="T4">calculateDate($fechaInicioServicio, $namePaymentModule)</text:span></text:p>
        </text:list-item>
        <text:list-item>
          <text:p text:style-name="P18"><text:span text:style-name="T4">dateOfEntryIntoService($idservice)</text:span></text:p>
        </text:list-item>
        <text:list-item>
          <text:p text:style-name="P18"><text:span text:style-name="T4">returnsRegisteredServices($id)</text:span></text:p>
        </text:list-item>
      </text:list>
      <text:p text:style-name="P6"><text:span text:style-name="T4">Se eliminaron los siguientes métodos de la clase “ServiceData”:</text:span></text:p>
      <text:list xml:id="list7866087391546545921" text:style-name="WWNum22">
        <text:list-item>
          <text:p text:style-name="P19"><text:span text:style-name="T4">getAllPaymentModule</text:span></text:p>
        </text:list-item>
        <text:list-item>
          <text:p text:style-name="P19"><text:span text:style-name="T4">insertServicePaymentMethod</text:span></text:p>
        </text:list-item>
        <text:list-item>
          <text:p text:style-name="P19"><text:span text:style-name="T4">getAllDay</text:span></text:p>
        </text:list-item>
        <text:list-item>
          <text:p text:style-name="P19"><text:span text:style-name="T4">getScheduleByDay($day):</text:span></text:p>
        </text:list-item>
        <text:list-item>
          <text:p text:style-name="P19"><text:span text:style-name="T4">insertSchedule($idService,$idSchedule)</text:span></text:p>
        </text:list-item>
        <text:list-item>
          <text:p text:style-name="P19"><text:span text:style-name="T4">getCurrentPaymentModule($id)</text:span></text:p>
        </text:list-item>
        <text:list-item>
          <text:p text:style-name="P19"><text:span text:style-name="T4">getCurrentSchedule($id)</text:span></text:p>
        </text:list-item>
        <text:list-item>
          <text:p text:style-name="P19"><text:span text:style-name="T4">deleteServicePaymentMethod($idService,$idPaymentMethod)</text:span></text:p>
        </text:list-item>
        <text:list-item>
          <text:p text:style-name="P19"><text:span text:style-name="T4">deleteSchedule($idService,$idSchedule)</text:span></text:p>
        </text:list-item>
      </text:list>
      <text:p text:style-name="P6"><text:span text:style-name="T4">Se actualizó la clase “ServiceData”, específicamente el método:</text:span></text:p>
      <text:list xml:id="list3913479724295888981" text:style-name="WWNum9">
        <text:list-item>
          <text:p text:style-name="P28"><text:span text:style-name="T4">insertServicePaymentMethod($idService,$idPaymentMethod,$price): Recibe por parámetros el identificador del servicio, el identificador de la modalidad de pago y el precio a aplicar para dicha modalidad.</text:span></text:p>
        </text:list-item>
      </text:list>
      <text:p text:style-name="P46"><text:soft-page-break/><text:span text:style-name="T4">Se creó la clase “PaymentModuleData”, incluye las clases: Connection y PaymentModule. Permite interactucar con la base de datos, contiene la siguiente información:</text:span></text:p>
      <text:list xml:id="list1452227451574670140" text:style-name="WWNum20">
        <text:list-item>
          <text:p text:style-name="P29"><text:span text:style-name="T4">Atributos:</text:span></text:p>
          <text:list>
            <text:list-item>
              <text:p text:style-name="P44"><text:span text:style-name="T4">connection: Corresponde a la clase que nos permite abrir y cerrar la conexión con la base de datos.</text:span></text:p>
            </text:list-item>
          </text:list>
        </text:list-item>
        <text:list-item>
          <text:p text:style-name="P29"><text:span text:style-name="T4">Métodos:</text:span></text:p>
          <text:list>
            <text:list-item>
              <text:p text:style-name="P44"><text:span text:style-name="T4">método constructor: Inicializa el atributo de tipo “Connection”.</text:span></text:p>
            </text:list-item>
            <text:list-item>
              <text:p text:style-name="P44"><text:span text:style-name="T4">getAllPaymentModule: Retorna un array de tipo “PaymentModule” con todos los métodos de pago que existen en la base de datos.</text:span></text:p>
            </text:list-item>
            <text:list-item>
              <text:p text:style-name="P44"><text:span text:style-name="T4">insertServicePaymentMethod($idService,$idPaymentMethod, $price): Recibe por parámetros el identificador del servicio, el identificador del método de pago y el precio correspondiente para dicho servicio en la metodología recibida. Ingresa en la tabla “TBServicePaymentModule” los valores recibidos por parámetros.</text:span></text:p>
            </text:list-item>
            <text:list-item>
              <text:p text:style-name="P44"><text:span text:style-name="T4">g</text:span><text:span text:style-name="T14">etLastID($table): Recibe por parámetro el nombre de la tabla que se desea consultar, retorna el próximo identificador que se puede asignar en la tabla consultada.</text:span></text:p>
            </text:list-item>
            <text:list-item>
              <text:p text:style-name="P44"><text:span text:style-name="T14">getCurrentPaymentModule($id): Recibe por parámetro el identificador del servicio. Retorna un array de tipo “</text:span><text:span text:style-name="T4">PaymentModule</text:span><text:span text:style-name="T14">” con los métodos de pago existentes para el servicio recibido.</text:span></text:p>
            </text:list-item>
            <text:list-item>
              <text:p text:style-name="P44"><text:span text:style-name="T14">deleteServicePaymentMethod($idService,$idPaymentMethod): Recibe por parámetros el identificador del servicio y el identificador del método de pago. Elimina de la tabla “TBServicePaymentModule” la información relacionada con los valores recibidos por parámetros.</text:span></text:p>
            </text:list-item>
          </text:list>
        </text:list-item>
      </text:list>
      <text:p text:style-name="P46"/>
      <text:p text:style-name="P46"><text:span text:style-name="T4">Se creó la clase “CampusData”, incluye las clases: Connection, y Campus, esta clase permite manipular los elementos relacionados a los campus en la base de datos,contiene la siguiente información:</text:span></text:p>
      <text:list xml:id="list62116893892634" text:continue-numbering="true" text:style-name="WWNum20">
        <text:list-item>
          <text:p text:style-name="P29"><text:span text:style-name="T4">Atributos:</text:span></text:p>
          <text:list>
            <text:list-item>
              <text:p text:style-name="P44"><text:span text:style-name="T4">connection: Corresponde a la clase que nos permite abrir y cerrar la conexión con la base de datos.</text:span></text:p>
            </text:list-item>
          </text:list>
        </text:list-item>
        <text:list-item>
          <text:p text:style-name="P29"><text:span text:style-name="T4">Métodos:</text:span></text:p>
          <text:list>
            <text:list-item>
              <text:p text:style-name="P44"><text:span text:style-name="T4">método constructor: Inicializa el atributo de tipo “Connection”.</text:span></text:p>
            </text:list-item>
            <text:list-item>
              <text:p text:style-name="P44"><text:span text:style-name="T4">getAllCampus: Retorna un array de tipo “Campus” con todos los campus que existen en la base de datos.</text:span></text:p>
            </text:list-item>
          </text:list>
        </text:list-item>
      </text:list>
      <text:p text:style-name="P46"><text:span text:style-name="T4">Se creó la clase “ScheduleData”, incluye las clases: Connection, Day, DayHourService. Esta clase permite manipular los elementos relacionados a los horarios en la base de datos,contiene la siguiente información:</text:span></text:p>
      <text:list xml:id="list62115584811650" text:continue-numbering="true" text:style-name="WWNum20">
        <text:list-item>
          <text:p text:style-name="P29"><text:span text:style-name="T4">Atributos:</text:span></text:p>
          <text:list>
            <text:list-item>
              <text:p text:style-name="P44"><text:span text:style-name="T4">connection: Corresponde a la clase que nos permite abrir y cerrar la conexión con la base de datos.</text:span></text:p>
            </text:list-item>
          </text:list>
        </text:list-item>
        <text:list-item>
          <text:p text:style-name="P29"><text:span text:style-name="T4">Métodos:</text:span></text:p>
          <text:list>
            <text:list-item>
              <text:p text:style-name="P44"><text:soft-page-break/><text:span text:style-name="T4">método constructor: Inicializa el atributo de tipo “Connection”.</text:span></text:p>
            </text:list-item>
            <text:list-item>
              <text:p text:style-name="P44"><text:span text:style-name="T4">getAllDay($idCampus): Recibe por parámetro el identificador del campus del cual se quiere los días que tiene en el horario. Retorna un array de “Day” con los días existentes en la base de datos para dicho campus.</text:span></text:p>
            </text:list-item>
            <text:list-item>
              <text:p text:style-name="P44"><text:span text:style-name="T4">getScheduleByDay($idCampus,$idDay): Recibe por parámetro el identificador del campus y día del cual se desea obtener las horas del horario, por ejemplo: El campus 01 el día lunes tiene disponible de 7:00 am a 8:00 am. Retorna un array de tipo “DayHourService” con los horarios disponibles en la base de datos para los parámetros recibidos.</text:span></text:p>
            </text:list-item>
            <text:list-item>
              <text:p text:style-name="P44"><text:span text:style-name="T4">g</text:span><text:span text:style-name="T14">etLastID($table): Recibe por parámetro el nombre de la tabla que se desea consultar, retorna el próximo identificador que se puede asignar en la tabla consultada.</text:span></text:p>
            </text:list-item>
            <text:list-item>
              <text:p text:style-name="P44"><text:span text:style-name="T14">insertSchedule($idService,$idSchedule,$quotaService): Recibe por parámetro el identificador del servicio, el identificador del horario y el cupo máximo. Ingresa en la base de datos la relación correspondiente en la tabla “RelationServiceSchedule” con los valores recibidos por parámetros.</text:span></text:p>
            </text:list-item>
            <text:list-item>
              <text:p text:style-name="P44"><text:span text:style-name="T14">updateScheduleCondition($idSchedule,$valueCondition): Recibe por parámetros el identificador del horario y la condición a asignar (1/0). Actualiza el valor del atributo “condition” de la tabla “TBDayHourService” al horario recibido por parámetro.</text:span></text:p>
            </text:list-item>
            <text:list-item>
              <text:p text:style-name="P44"><text:span text:style-name="T14">deleteSchedule($idService,$idSchedule): Recibe por parámetro el identificador del servicio y el identificador del horario. Elimina de la tabla “TBRelationServiceSchedule” la información relacionada con los valores recibidos por parámetros.</text:span></text:p>
            </text:list-item>
            <text:list-item>
              <text:p text:style-name="P44"><text:span text:style-name="T14">getCurrentSchedule($id): Recibe por parámetro el identificador del servicio. Retorna un array de tipo “DayHourService” con los horarios correspondientes al identificador del servicio recibido por parámetro.</text:span></text:p>
            </text:list-item>
          </text:list>
        </text:list-item>
      </text:list>
      <text:p text:style-name="P46"><text:span text:style-name="T14">Se creó la clase ServiceData1.php: Clase que maneja la capa de datos y conexión a base de datos, esta clase contiene:</text:span></text:p>
      <text:list xml:id="list8987843558601650461" text:style-name="WWNum6">
        <text:list-item>
          <text:p text:style-name="P30"><text:span text:style-name="T14">Método getAllService(): Retorna todos los servicios que existen en la base de datos.</text:span></text:p>
        </text:list-item>
        <text:list-item>
          <text:p text:style-name="P30"><text:span text:style-name="T14">Método getDayService($id): Retorna los días que se imparte un determinado servicio, contiene el parámetro “$id” el cual es el que indica el id del servicio.</text:span></text:p>
        </text:list-item>
        <text:list-item>
          <text:p text:style-name="P30"><text:span text:style-name="T14">Método getHourStartService($id, $idDay): Retorna la hora en que se va a iniciar el servicio dependiendo del día en que se imparta, recibe como parámetro “$id” para identificar al servicio y el “idDay” para identificar el día específico.</text:span></text:p>
        </text:list-item>
        <text:list-item>
          <text:p text:style-name="P30"><text:span text:style-name="T14">Método getHourEndService($id): Retorna la hora final de un servicio, recibe como parámetro “$id” el cual es utilizado para hacer la búsqueda de dicha hora.</text:span></text:p>
        </text:list-item>
        <text:list-item>
          <text:p text:style-name="P30"><text:span text:style-name="T14">Método getCampusService($id): Retorna la sala donde se realizará un determinado servicio. Recibe como parámetro “$id” el cual es para identificar al servicio en específico.</text:span></text:p>
        </text:list-item>
        <text:list-item>
          <text:p text:style-name="P30"><text:span text:style-name="T14">Método getInstructorService($id): Retorna el nombre del instructor que realizará un determinado servicio. Recibe como parámetro “$id” el cual es para identificar al servicio en específico.</text:span></text:p>
        </text:list-item>
        <text:list-item>
          <text:p text:style-name="P30"><text:span text:style-name="T14">Método getPaymentModuleService($id): Retorna el módulo de pago con el cual trabaja un determinado servicio. Recibe como parámetro “$id” el cual es para identificar al servicio en específico.</text:span></text:p>
        </text:list-item>
      </text:list>
      <text:p text:style-name="P46"><text:span text:style-name="T14">En la <text:s/>clase InventoryData.php se crearon los siguientes métodos:</text:span></text:p>
      <text:list xml:id="list6407307414875178603" text:style-name="WWNum3">
        <text:list-item>
          <text:p text:style-name="P31"><text:span text:style-name="T14">insertInventory($inventory): Se utiliza para para insertar un nuevo registro en la tabla “TBInventory” en la base de datos. Recibe por parámetro el objeto inventory que se desea almacenar.</text:span></text:p>
        </text:list-item>
        <text:list-item>
          <text:p text:style-name="P31"><text:span text:style-name="T14">updateInventory($inventory): Se utiliza para actualizar un inventario en la base de datos. Se recibe por parámetro el objeto del inventario con la información que se desea modificar. </text:span></text:p>
        </text:list-item>
        <text:list-item>
          <text:p text:style-name="P31"><text:span text:style-name="T14">deleteInventory($idInventory) : Se utiliza para eliminar un inventario de la base de datos. Se recibe por parámetro el id del inventario que se desea eliminar.</text:span></text:p>
        </text:list-item>
        <text:list-item>
          <text:p text:style-name="P31"><text:span text:style-name="T14">getAllInventory(): Se utiliza para obtener todos los registros de la tabla “TBInventory” en la base de datos.</text:span></text:p>
        </text:list-item>
        <text:list-item>
          <text:p text:style-name="P31"><text:soft-page-break/><text:span text:style-name="T14">getMaxId(): se utiliza para obtener el máximo id de la tabla “TBInventory” para ingresar un nuevo registro.</text:span></text:p>
        </text:list-item>
      </text:list>
      <text:p text:style-name="P46"/>
      <text:p text:style-name="P6"><text:span text:style-name="T9">Capa business:</text:span></text:p>
      <text:p text:style-name="P6"><text:span text:style-name="T8">Se cre</text:span><text:span text:style-name="T4">ó</text:span><text:span text:style-name="T8"> la clase ClientRecordBusiness con los siguientes m</text:span><text:span text:style-name="T4">é</text:span><text:span text:style-name="T8">todos</text:span></text:p>
      <text:list xml:id="list8790266612335235656" text:style-name="WWNum17">
        <text:list-item>
          <text:p text:style-name="P20"><text:span text:style-name="T4"><text:s/></text:span><text:span text:style-name="T8">insertClientRecord($clientRecord) </text:span></text:p>
        </text:list-item>
        <text:list-item>
          <text:p text:style-name="P20"><text:span text:style-name="T8"><text:s/>deleteClientRecord($id).</text:span></text:p>
        </text:list-item>
        <text:list-item>
          <text:p text:style-name="P20"><text:span text:style-name="T4">dateOfEntryIntoService($id) </text:span></text:p>
        </text:list-item>
        <text:list-item>
          <text:p text:style-name="P20"><text:span text:style-name="T4">returnsRegisteredServices($id)</text:span></text:p>
        </text:list-item>
      </text:list>
      <text:p text:style-name="P6"><text:span text:style-name="T4">Se cre</text:span><text:span text:style-name="T14">ó la clase</text:span><text:span text:style-name="T4"> returnRegisteredServicesAction que obtiene los datos del metodo returnsRegisteredServices en clientRecordBusiness y los retorna como archivo json.</text:span></text:p>
      <text:p text:style-name="P6"><text:span text:style-name="T14">Se actualizó la clase “ServiceBusiness”, permite la interacción entre la capa de presentación y la capa de data, específicamente las clases “ServiceData” y “PaymentModuleData”.</text:span></text:p>
      <text:p text:style-name="P46"><text:span text:style-name="T14">Se creó la clase “PaymentModuleBusiness”, permite la interacción entre la capa de presentación y la capa de data, específicamente la clase “PaymentModuleData”.</text:span></text:p>
      <text:p text:style-name="P46"><text:span text:style-name="T14">Se creó la clase “ScheduleBusiness”, permite la interacción entre la capa de presentación y la capa de data, específicamente la clase “ScheduleData”.</text:span></text:p>
      <text:p text:style-name="P6"><text:span text:style-name="T4"><text:s/>GetCampus.php: Retorna el nombre de la sala del gimnasio donde se va a realizar un servicio. El resultado es un arreglo encriptado en un archivo JSON.</text:span></text:p>
      <text:p text:style-name="P6"><text:span text:style-name="T4">GetDayService.php: Retorna los días en que se realiza un determinado servicio. El resultado es un arreglo encriptado en un archivo JSON.</text:span></text:p>
      <text:p text:style-name="P6"><text:span text:style-name="T4">GetHourService.php: Retorna la hora de inicio o fin en que se realiza un determinado servicio, dependiendo de una variable condición, si es 0 retorna la hora de inicio y si es distinto de 0 retorna la hora final del servicio. El resultado es un arreglo encriptado en un archivo JSON.</text:span></text:p>
      <text:p text:style-name="P6"><text:span text:style-name="T4">GetInstructorService.php: Retorna el instructor a cargo de un determinado servicio. El resultado es un arreglo encriptado en un archivo JSON.</text:span></text:p>
      <text:p text:style-name="P6"><text:span text:style-name="T4">GetPaymentModule.php: Retorna el módulo de pago establecido por un determinado servicio. El resultado es un arreglo encriptado en un archivo JSON.</text:span></text:p>
      <text:p text:style-name="P6"><text:span text:style-name="T4">GetService.php: Retorna los servicios en que se realizan en el gimnasio. El resultado es un arreglo encriptado en un archivo JSON.</text:span></text:p>
      <text:p text:style-name="P6"><text:span text:style-name="T4">ServiceBusiness1.php: Clase que maneja la capa de negocios, esta clase contiene:</text:span></text:p>
      <text:list xml:id="list1293146431464000088" text:style-name="WWNum15">
        <text:list-item>
          <text:p text:style-name="P21"><text:span text:style-name="T4">Variable con nombre “serviceData” la cual es el puntero para crear y hacer la conexión con la capa data.</text:span></text:p>
        </text:list-item>
        <text:list-item>
          <text:p text:style-name="P21"><text:span text:style-name="T4">Método getAllService(): Retorna todos los servicios que existen en la base de datos.</text:span></text:p>
        </text:list-item>
        <text:list-item>
          <text:p text:style-name="P21"><text:soft-page-break/><text:span text:style-name="T4">Método getDayService($id): Retorna los días que se imparte un determinado servicio, contiene el parámetro “$id” el cual es el que indica el id del servicio.</text:span></text:p>
        </text:list-item>
        <text:list-item>
          <text:p text:style-name="P21"><text:span text:style-name="T4">Método getHourStartService($id, $idDay): Retorna la hora en que se va a iniciar el servicio dependiendo del día en que se imparta, recibe como parámetro “$id” para identificar al servicio y el “idDay” para identificar el día específico.</text:span></text:p>
        </text:list-item>
        <text:list-item>
          <text:p text:style-name="P21"><text:span text:style-name="T4">Método getHourEndService($id): Retorna la hora final de un servicio, recibe como parámetro “$id” el cual es utilizado para hacer la búsqueda de dicha hora.</text:span></text:p>
        </text:list-item>
        <text:list-item>
          <text:p text:style-name="P21"><text:span text:style-name="T4">Método getCampusService($id): Retorna la sala donde se realizará un determinado servicio. Recibe como parámetro “$id” el cual es para identificar al servicio en específico.</text:span></text:p>
        </text:list-item>
        <text:list-item>
          <text:p text:style-name="P21"><text:span text:style-name="T4">Método getInstructorService($id): Retorna el nombre del instructor que realizará un determinado servicio. Recibe como parámetro “$id” el cual es para identificar al servicio en específico.</text:span></text:p>
        </text:list-item>
        <text:list-item>
          <text:p text:style-name="P21"><text:span text:style-name="T4">Método getPaymentModuleService($id): Retorna el módulo de pago con el cual trabaja un determinado servicio. Recibe como parámetro “$id” el cual es para identificar al servicio en específico.</text:span></text:p>
        </text:list-item>
      </text:list>
      <text:p text:style-name="P6"><text:span text:style-name="T9">Capa presentation:</text:span></text:p>
      <text:p text:style-name="P6"><text:span text:style-name="T4">Se creó la clase “AddSchedule”, agrega horarios a servicios mediante la interacción con la clase </text:span><text:span text:style-name="T14">“ScheduleBusiness”. Utiliza las siguientes funciones del script “jsSchedule.js”:</text:span></text:p>
      <text:list xml:id="list3792770766854044955" text:style-name="WWNum26">
        <text:list-item>
          <text:p text:style-name="P22"><text:span text:style-name="T14">getSelectAllService</text:span></text:p>
        </text:list-item>
        <text:list-item>
          <text:p text:style-name="P22"><text:span text:style-name="T14">getSelectAllCampus</text:span></text:p>
        </text:list-item>
        <text:list-item>
          <text:p text:style-name="P22"><text:span text:style-name="T14">getSelectAllDay</text:span></text:p>
        </text:list-item>
        <text:list-item>
          <text:p text:style-name="P22"><text:span text:style-name="T14">getSelectAllScheduleByCampusDay</text:span></text:p>
        </text:list-item>
        <text:list-item>
          <text:p text:style-name="P22"><text:span text:style-name="T14">insertGUI</text:span></text:p>
        </text:list-item>
        <text:list-item>
          <text:p text:style-name="P22"><text:span text:style-name="T14">insertScheduleByService</text:span></text:p>
        </text:list-item>
        <text:list-item>
          <text:p text:style-name="P22"><text:span text:style-name="T14">deleteScheduleByService</text:span></text:p>
        </text:list-item>
      </text:list>
      <text:p text:style-name="P6"><text:span text:style-name="T14">En la sección de JS, se detalla cada una de las funciones mencionadas anteriormente.</text:span></text:p>
      <text:p text:style-name="P6"><text:span text:style-name="T14">Se creó la clase “RemoveSchedule”, elimina horarios a los servicios mediante</text:span><text:span text:style-name="T4"> la interacción con la clase </text:span><text:span text:style-name="T14">“ScheduleBusiness”. Utiliza las siguientes funciones del script “jsSchedule.js”:</text:span></text:p>
      <text:list xml:id="list858953505273954127" text:style-name="WWNum25">
        <text:list-item>
          <text:p text:style-name="P23"><text:span text:style-name="T14">getSelectAllService</text:span></text:p>
        </text:list-item>
        <text:list-item>
          <text:p text:style-name="P23"><text:span text:style-name="T14">getRowTableCurrentSchedule</text:span></text:p>
        </text:list-item>
        <text:list-item>
          <text:p text:style-name="P23"><text:span text:style-name="T14">deleteScheduleByService</text:span></text:p>
        </text:list-item>
      </text:list>
      <text:p text:style-name="P46"><text:span text:style-name="T14">En la sección de JS, se detalla cada una de las funciones mencionadas anteriormente.</text:span></text:p>
      <text:p text:style-name="P46"><text:soft-page-break/><text:span text:style-name="T14">Se creó la clase ChooseService.php: En la parte de HTML se crea un formulario el cual contiene una tabla con los campos de “Service”, “Instructor”, “Campus”,Day”, “Start Time”, “End Time”, “Start Day”, “Payment Module”, mientras que en la parte script contiene los siguientes métodos:</text:span></text:p>
      <text:list xml:id="list6254401011761182587" text:style-name="WWNum23">
        <text:list-item>
          <text:p text:style-name="P32"><text:span text:style-name="T14">Método init(): Inicializa el campo de “Service” llenado un select con todos los servicios que se imparten en el gimnasio.</text:span></text:p>
        </text:list-item>
        <text:list-item>
          <text:p text:style-name="P32"><text:span text:style-name="T14">Método loadInstructor(): Carga la información del instructor en el campo “Instructor” en un input de type text.</text:span></text:p>
        </text:list-item>
        <text:list-item>
          <text:p text:style-name="P32"><text:span text:style-name="T14">Método loadCampus(): Carga la información de la sala en que se realiza el servicio en un input de type text.</text:span></text:p>
        </text:list-item>
        <text:list-item>
          <text:p text:style-name="P32"><text:span text:style-name="T14">Método loadSelectDay(): Carga la información del o los días en que se realiza el servicio.</text:span></text:p>
        </text:list-item>
        <text:list-item>
          <text:p text:style-name="P32"><text:span text:style-name="T14">Método loadSelectHourStart(): Carga la información de la hora de inicio en que se realiza el servicio.</text:span></text:p>
        </text:list-item>
        <text:list-item>
          <text:p text:style-name="P32"><text:span text:style-name="T14">Método loadHourEnd(): Carga la información de la hora en que se termina el servicio.</text:span></text:p>
        </text:list-item>
        <text:list-item>
          <text:p text:style-name="P32"><text:span text:style-name="T14">Método loadPaymentModule(): Carga las distintas modalidades de pagos que cuenta cada servicio en específico.</text:span></text:p>
        </text:list-item>
      </text:list>
      <text:p text:style-name="P46"><text:span text:style-name="T14">se crea la clase Inventory.php esto con el fin de crear un formulario para el insertar, actualizar y eliminar inventario. Las funciones que contiene son:</text:span></text:p>
      <text:list xml:id="list3695462910565257089" text:style-name="WWNum24">
        <text:list-item>
          <text:p text:style-name="P33"><text:span text:style-name="T14">getCurrentInventory():Esta función nos permite poder obtener todos <text:s/>los registros de inventario que se encuentra en la base de datos.</text:span></text:p>
        </text:list-item>
        <text:list-item>
          <text:p text:style-name="P33"><text:span text:style-name="T14">validation(positionToValidate): Función que valida los campos,positionToValidate Corresponde a la posición en la tabla.</text:span></text:p>
        </text:list-item>
        <text:list-item>
          <text:p text:style-name="P33"><text:span text:style-name="T14">deleteInventory(currentRow):Esta función nos permite poder eliminar la información de un respectivo inventario,currentRow corresponde a la fila que se desea eliminar.</text:span></text:p>
        </text:list-item>
        <text:list-item>
          <text:p text:style-name="P33"><text:span text:style-name="T14">updateInventory(currentRow): Esta función <text:s/>permite poder actualizar la información de un inventario. currentRow corresponde a la fila que se desea actualizar.</text:span></text:p>
        </text:list-item>
      </text:list>
      <text:p text:style-name="P46"><text:span text:style-name="T14">En <text:s/>la clase createNewClient, se agregó un select para poder elegir el tipo de usuario que se desea registrar: Cliente, instructor, administrador o instructor y administrador.</text:span></text:p>
      <text:p text:style-name="P46"><text:span text:style-name="T14"><text:s/>En la clase FamilyRelationshp.php se creó el método TreeFamily() para poder visualizar un árbol genealógico con el grupo familiar del cliente seleccionado. </text:span></text:p>
      <text:p text:style-name="P46"><text:span text:style-name="T14"><text:s/>Se agregó la clase clientScheduleView para mostrar el horario del cliente.</text:span></text:p>
      <text:p text:style-name="P46"><text:span text:style-name="T6">JS:</text:span></text:p>
      <text:p text:style-name="P6"><text:span text:style-name="T14">Se creó el script “jsSchedule”, contiene las siguientes funciones:</text:span></text:p>
      <text:list xml:id="list3464823782537228544" text:style-name="WWNum4">
        <text:list-item>
          <text:p text:style-name="P24"><text:span text:style-name="T14">getSelectAllService: Realiza la petición en la clase “ServiceBusiness” de obtener todos los servicios existentes en la base de datos, se agregan como opciones del select “selService”, si no existieran servicios en la base de datos se muestra un mensaje de error.</text:span></text:p>
        </text:list-item>
        <text:list-item>
          <text:p text:style-name="P24"><text:span text:style-name="T14">getSelectAllCampus: Realiza la petición en la clase “CampusBusiness” de obtener todos los <text:s/>campus existentes en la base de datos, se agregan como opciones del select “selCampus”, si no existieran campus en la base de datos se muestra un mensaje de error.</text:span></text:p>
        </text:list-item>
        <text:list-item>
          <text:p text:style-name="P24"><text:span text:style-name="T14">getSelectAllDay: Realiza la petición en la clase “ScheduleBusiness” de obtener todos los <text:s/>días existentes en la base de datos para el campus seleccionado, se agregan como opciones del select “selDay”, si no existieran días en la base de datos se muestra un mensaje de error.</text:span></text:p>
        </text:list-item>
        <text:list-item>
          <text:p text:style-name="P24"><text:soft-page-break/><text:span text:style-name="T14">getSelectAllScheduleByCampusDay: Realiza la petición en la clase “ScheduleBusiness” de obtener todos los <text:s/>horarios existentes en la base de datos para el día y campus seleccionado, se agregan como opciones del select “selSchedule”, si no existieran horarios en la base de datos se muestra un mensaje de error.</text:span></text:p>
        </text:list-item>
        <text:list-item>
          <text:p text:style-name="P24"><text:span text:style-name="T14">getFormatHour(idHour): Recibe por parámetro la hora como se encuentra almacenada en la base de datos, y retorna un String con el formato: “hh:mm am/pm”.</text:span></text:p>
        </text:list-item>
        <text:list-item>
          <text:p text:style-name="P24"><text:span text:style-name="T14">insertScheduleByService: Realiza la petición en la clase “ScheduleBusiness” para guardar en la base de datos la relación entre el servicio y horario actual. Si ocurre un error al realizar o procesar la petición se muestra un mensaje de error.</text:span></text:p>
        </text:list-item>
        <text:list-item>
          <text:p text:style-name="P24"><text:span text:style-name="T14">hideOptionSelect(type,select,value): Oculta las opciones de un select. Recibe por parámetros el tipo (Se refiere a ocultar/mostrar una opción), el select al cuál se va aplicar y el valor que debe tener la opción.</text:span></text:p>
        </text:list-item>
        <text:list-item>
          <text:p text:style-name="P24"><text:span text:style-name="T14">insertGUI(idSchedule,nameService,nameCampus,schedule,idService): Ingresa una fila en la tabla “tableSchedule” con los valores recibidos por parámetros, y se le agrega un botón en la última columna de la fila.</text:span></text:p>
        </text:list-item>
        <text:list-item>
          <text:p text:style-name="P24"><text:span text:style-name="T14">deleteScheduleByService(currentRow): Recibe por parámetro el número de la fila en la tabla. Realiza la petición en la clase “ScheduleBusiness” para eliminar de la base de datos la relación entre el servicio y el horario que se encuentra en la posición recibida por parámetro.</text:span></text:p>
        </text:list-item>
        <text:list-item>
          <text:p text:style-name="P24"><text:span text:style-name="T14">getRowTableCurrentSchedule(idService,nameService): Recibe por parámetro el identificador del servicio y el nombre del mismo. Realiza la petición necesaria en la clase “ScheduleBusiness” para obtener los horarios relacionados a dicho servicio, la información recibida la agrega como filas en la tabla “tableSchedule”.</text:span></text:p>
        </text:list-item>
      </text:list>
      <text:p text:style-name="P6"/>
      <text:list xml:id="list62116457671420" text:continue-list="list3095475090199095254" text:style-name="WWNum10">
        <text:list-item>
          <text:p text:style-name="P12"><text:span text:style-name="T9">Qué voy a hacer . </text:span><text:span text:style-name="T8"><text:s/></text:span></text:p>
        </text:list-item>
        <text:list-item>
          <text:p text:style-name="P12"><text:span text:style-name="T9">Impedimentos <text:s/></text:span></text:p>
        </text:list-item>
        <text:list-item>
          <text:p text:style-name="P34"><text:span text:style-name="T16">Tareas realizadas que no fueron planeadas</text:span><text:span text:style-name="T17">. ¿Que tareas hice que </text:span><text:span text:style-name="T18">no fueron planeadas?</text:span><text:span text:style-name="T17"> (Se deben exponer las tares que se hicieron adicionales a las </text:span><text:span text:style-name="T19">fijadas</text:span><text:span text:style-name="T17">, todas ellas representan valor agregado al proyecto y se traducen en puntos adicionales)</text:span></text:p>
        </text:list-item>
      </text:list>
      <text:list xml:id="list62116613140918" text:continue-list="list3369769680574243608" text:style-name="WWNum8">
        <text:list-item>
          <text:p text:style-name="P37"><text:span text:style-name="T3">Asuntos Pendientes</text:span></text:p>
        </text:list-item>
      </text:list>
      <text:p text:style-name="P1"><text:span text:style-name="T4"><text:s text:c="22"/>Calcular pago del cliente.</text:span></text:p>
      <text:p text:style-name="P47"/>
      <text:list xml:id="list62115178006776" text:continue-numbering="true" text:style-name="WWNum8">
        <text:list-item>
          <text:p text:style-name="P37"><text:span text:style-name="T3">Asuntos Nuevos</text:span></text:p>
        </text:list-item>
      </text:list>
      <text:p text:style-name="P47"/>
      <text:list xml:id="list937011134136482163" text:style-name="WWNum1">
        <text:list-item>
          <text:p text:style-name="P45"><text:span text:style-name="T18">Módulos funcionales nuevos que <text:s/>a la luz de las discusiones van siendo pertinentes de desarrollar, aún cuando no necesariamente lleguen a implementarse. No comprometen un hito de desarrollo</text:span></text:p>
        </text:list-item>
      </text:list>
      <text:p text:style-name="P47"/>
      <text:list xml:id="list62116585242109" text:continue-list="list62115178006776" text:style-name="WWNum8">
        <text:list-item>
          <text:p text:style-name="P37"><text:span text:style-name="T3">Cumplimiento de tareas asignadas</text:span></text:p>
        </text:list-item>
      </text:list>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12">Tarea </text:span></text:p>
          </table:table-cell>
          <table:table-cell table:style-name="Table1.A1" office:value-type="string">
            <text:p text:style-name="P8"><text:span text:style-name="T12">Responsable</text:span></text:p>
          </table:table-cell>
          <table:table-cell table:style-name="Table1.A1" office:value-type="string">
            <text:p text:style-name="P8"><text:span text:style-name="T12">Grado de conclusión</text:span></text:p>
          </table:table-cell>
          <table:table-cell table:style-name="Table1.D1" office:value-type="string">
            <text:p text:style-name="P8"><text:span text:style-name="T12">Nota</text:span></text:p>
          </table:table-cell>
        </table:table-row>
        <table:table-row table:style-name="Table1.1">
          <table:table-cell table:style-name="Table1.A2" office:value-type="string">
            <text:p text:style-name="P9"><text:span text:style-name="T13">Árbol genealógico, preferencia sexual</text:span></text:p>
          </table:table-cell>
          <table:table-cell table:style-name="Table1.A2" office:value-type="string">
            <text:p text:style-name="P9"><text:span text:style-name="T13">Karen Calderón Calvo</text:span></text:p>
          </table:table-cell>
          <table:table-cell table:style-name="Table1.A2" office:value-type="string">
            <text:p text:style-name="P9">Completado</text:p>
          </table:table-cell>
          <table:table-cell table:style-name="Table1.D2" office:value-type="string">
            <text:p text:style-name="P9"/>
          </table:table-cell>
        </table:table-row>
        <table:table-row table:style-name="Table1.1">
          <table:table-cell table:style-name="Table1.A2" office:value-type="string">
            <text:p text:style-name="P9"><text:span text:style-name="T13">Inventario y su respectivo CRUD</text:span></text:p>
          </table:table-cell>
          <table:table-cell table:style-name="Table1.A2" office:value-type="string">
            <text:p text:style-name="P1">Karen Calderón Calvo</text:p>
          </table:table-cell>
          <table:table-cell table:style-name="Table1.A2" office:value-type="string">
            <text:p text:style-name="P9">Completado</text:p>
          </table:table-cell>
          <table:table-cell table:style-name="Table1.D2" office:value-type="string">
            <text:p text:style-name="P9"/>
          </table:table-cell>
        </table:table-row>
        <table:table-row table:style-name="Table1.1">
          <table:table-cell table:style-name="Table1.A2" office:value-type="string">
            <text:p text:style-name="P9"><text:span text:style-name="T13">Relación entre inventario y servicio </text:span></text:p>
          </table:table-cell>
          <table:table-cell table:style-name="Table1.A2" office:value-type="string">
            <text:p text:style-name="P1"/>
          </table:table-cell>
          <table:table-cell table:style-name="Table1.A2" office:value-type="string">
            <text:p text:style-name="P9"/>
          </table:table-cell>
          <table:table-cell table:style-name="Table1.D2" office:value-type="string">
            <text:p text:style-name="P9"/>
          </table:table-cell>
        </table:table-row>
        <table:table-row table:style-name="Table1.1">
          <table:table-cell table:style-name="Table1.A2" office:value-type="string">
            <text:p text:style-name="P9">Catálogo<text:span text:style-name="T13"> de localización</text:span></text:p>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ext:soft-page-break/>
        <table:table-row table:style-name="Table1.1">
          <table:table-cell table:style-name="Table1.A2" office:value-type="string">
            <text:p text:style-name="P9">Separar el horario del servicio, en clases aparte para hacer la relación entre horario y la localización en el gimnasio.</text:p>
          </table:table-cell>
          <table:table-cell table:style-name="Table1.A2" office:value-type="string">
            <text:p text:style-name="P9">Yunen Ramos Ramírez</text:p>
          </table:table-cell>
          <table:table-cell table:style-name="Table1.A2" office:value-type="string">
            <text:p text:style-name="P9">Completado</text:p>
          </table:table-cell>
          <table:table-cell table:style-name="Table1.D2" office:value-type="string">
            <text:p text:style-name="P9"/>
          </table:table-cell>
        </table:table-row>
        <table:table-row table:style-name="Table1.1">
          <table:table-cell table:style-name="Table1.A2" office:value-type="string">
            <text:p text:style-name="P9"><text:span text:style-name="T13">Agregar a la tabla de condición médica los campos “levelCondition” y “riskCondition”</text:span></text:p>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row table:style-name="Table1.1">
          <table:table-cell table:style-name="Table1.A2" office:value-type="string">
            <text:p text:style-name="P9"><text:span text:style-name="T13">En la tabla “TBPaymentModule” agregar la nueva opción de sesión</text:span></text:p>
          </table:table-cell>
          <table:table-cell table:style-name="Table1.A2" office:value-type="string">
            <text:p text:style-name="P9"><text:span text:style-name="T13">Yunen Ramos Ramírez</text:span></text:p>
          </table:table-cell>
          <table:table-cell table:style-name="Table1.A2" office:value-type="string">
            <text:p text:style-name="P9">Completado</text:p>
          </table:table-cell>
          <table:table-cell table:style-name="Table1.D2" office:value-type="string">
            <text:p text:style-name="P9"/>
          </table:table-cell>
        </table:table-row>
        <table:table-row table:style-name="Table1.1">
          <table:table-cell table:style-name="Table1.A2" office:value-type="string">
            <text:p text:style-name="P9">Eliminar en la tabla “TBService” el campo de price, y también en sus respectivas capas.</text:p>
          </table:table-cell>
          <table:table-cell table:style-name="Table1.A2" office:value-type="string">
            <text:p text:style-name="P9">Yunen Ramos Ramírez</text:p>
          </table:table-cell>
          <table:table-cell table:style-name="Table1.A2" office:value-type="string">
            <text:p text:style-name="P9">Completado</text:p>
          </table:table-cell>
          <table:table-cell table:style-name="Table1.D2" office:value-type="string">
            <text:p text:style-name="P9"/>
          </table:table-cell>
        </table:table-row>
        <table:table-row table:style-name="Table1.1">
          <table:table-cell table:style-name="Table1.A2" office:value-type="string">
            <text:p text:style-name="P9"><text:span text:style-name="T13">Agregar en la tabla “TBPaymentModule” el nuevo atributo “price”</text:span></text:p>
          </table:table-cell>
          <table:table-cell table:style-name="Table1.A2" office:value-type="string">
            <text:p text:style-name="P9"><text:span text:style-name="T13">Yunen Ramos Ramírez</text:span></text:p>
          </table:table-cell>
          <table:table-cell table:style-name="Table1.A2" office:value-type="string">
            <text:p text:style-name="P9">Completado</text:p>
          </table:table-cell>
          <table:table-cell table:style-name="Table1.D2" office:value-type="string">
            <text:p text:style-name="P9"/>
          </table:table-cell>
        </table:table-row>
        <text:soft-page-break/>
        <table:table-row table:style-name="Table1.1">
          <table:table-cell table:style-name="Table1.A2" office:value-type="string">
            <text:p text:style-name="P9">Agregar en las respectivas capas la opción de price en lo referente al método de pago.</text:p>
          </table:table-cell>
          <table:table-cell table:style-name="Table1.A2" office:value-type="string">
            <text:p text:style-name="P9">Yunen Ramos Ramírez</text:p>
          </table:table-cell>
          <table:table-cell table:style-name="Table1.A2" office:value-type="string">
            <text:p text:style-name="P9">Completado</text:p>
          </table:table-cell>
          <table:table-cell table:style-name="Table1.D2" office:value-type="string">
            <text:p text:style-name="P9"/>
          </table:table-cell>
        </table:table-row>
        <table:table-row table:style-name="Table1.1">
          <table:table-cell table:style-name="Table1.A2" office:value-type="string">
            <text:p text:style-name="P9"><text:span text:style-name="T13">Registrar un cliente</text:span></text:p>
          </table:table-cell>
          <table:table-cell table:style-name="Table1.A2" office:value-type="string">
            <text:p text:style-name="P9"><text:span text:style-name="T13">Yunen Ramos Ramírez</text:span></text:p>
          </table:table-cell>
          <table:table-cell table:style-name="Table1.A2" office:value-type="string">
            <text:p text:style-name="P9">Completado</text:p>
          </table:table-cell>
          <table:table-cell table:style-name="Table1.D2" office:value-type="string">
            <text:p text:style-name="P9"/>
          </table:table-cell>
        </table:table-row>
        <table:table-row table:style-name="Table1.1">
          <table:table-cell table:style-name="Table1.A2" office:value-type="string">
            <text:p text:style-name="P9"><text:span text:style-name="T13">Horario de un cliente en específico (Tipo el de RTV)</text:span></text:p>
          </table:table-cell>
          <table:table-cell table:style-name="Table1.A2" office:value-type="string">
            <text:p text:style-name="P9"><text:span text:style-name="T13">Edwin Navarro y Luis Castillo</text:span></text:p>
          </table:table-cell>
          <table:table-cell table:style-name="Table1.A2" office:value-type="string">
            <text:p text:style-name="P9">Completado</text:p>
          </table:table-cell>
          <table:table-cell table:style-name="Table1.D2" office:value-type="string">
            <text:p text:style-name="P9"/>
          </table:table-cell>
        </table:table-row>
        <table:table-row table:style-name="Table1.1">
          <table:table-cell table:style-name="Table1.A2" office:value-type="string">
            <text:p text:style-name="P9"><text:span text:style-name="T13">Agregar en el CRUD de persona un select para poder ingresar instructor, administrador y cliente ahí mismo</text:span></text:p>
          </table:table-cell>
          <table:table-cell table:style-name="Table1.A2" office:value-type="string">
            <text:p text:style-name="P9"><text:span text:style-name="T13">Karen Calderón Calvo</text:span></text:p>
          </table:table-cell>
          <table:table-cell table:style-name="Table1.A2" office:value-type="string">
            <text:p text:style-name="P1">Completado</text:p>
          </table:table-cell>
          <table:table-cell table:style-name="Table1.D2" office:value-type="string">
            <text:p text:style-name="P9"/>
          </table:table-cell>
        </table:table-row>
        <table:table-row table:style-name="Table1.1">
          <table:table-cell table:style-name="Table1.A2" office:value-type="string">
            <text:p text:style-name="P9"><text:span text:style-name="T13">Actualizar el diagrama de aplicación</text:span></text:p>
          </table:table-cell>
          <table:table-cell table:style-name="Table1.A2" office:value-type="string">
            <text:p text:style-name="P9"><text:span text:style-name="T13">Karen Calderón Calvo</text:span></text:p>
          </table:table-cell>
          <table:table-cell table:style-name="Table1.A2" office:value-type="string">
            <text:p text:style-name="P9">Completado</text:p>
          </table:table-cell>
          <table:table-cell table:style-name="Table1.D2" office:value-type="string">
            <text:p text:style-name="P9"/>
          </table:table-cell>
        </table:table-row>
        <text:soft-page-break/>
        <table:table-row table:style-name="Table1.1">
          <table:table-cell table:style-name="Table1.A2" office:value-type="string">
            <text:p text:style-name="P9"><text:span text:style-name="T13">Actualizar diagrama de entidad relación</text:span></text:p>
          </table:table-cell>
          <table:table-cell table:style-name="Table1.A2" office:value-type="string">
            <text:p text:style-name="P9"><text:span text:style-name="T13">Edwin Navarro</text:span></text:p>
          </table:table-cell>
          <table:table-cell table:style-name="Table1.A2" office:value-type="string">
            <text:p text:style-name="P9">Completado </text:p>
          </table:table-cell>
          <table:table-cell table:style-name="Table1.D2" office:value-type="string">
            <text:p text:style-name="P9"/>
          </table:table-cell>
        </table:table-row>
        <table:table-row table:style-name="Table1.1">
          <table:table-cell table:style-name="Table1.A2" office:value-type="string">
            <text:p text:style-name="P9"><text:span text:style-name="T13">Calcular el total a pagar de cada cliente</text:span></text:p>
          </table:table-cell>
          <table:table-cell table:style-name="Table1.A2" office:value-type="string">
            <text:p text:style-name="P9"><text:span text:style-name="T13">Edwin Navarro</text:span></text:p>
          </table:table-cell>
          <table:table-cell table:style-name="Table1.A2" office:value-type="string">
            <text:p text:style-name="P9"/>
          </table:table-cell>
          <table:table-cell table:style-name="Table1.D2" office:value-type="string">
            <text:p text:style-name="P9"/>
          </table:table-cell>
        </table:table-row>
        <table:table-row table:style-name="Table1.1">
          <table:table-cell table:style-name="Table1.A2" office:value-type="string">
            <text:p text:style-name="P9"><text:span text:style-name="T13">Encargado de la minuta</text:span></text:p>
          </table:table-cell>
          <table:table-cell table:style-name="Table1.A2" office:value-type="string">
            <text:p text:style-name="P9"><text:span text:style-name="T13">Yunen Ramos Ramírez</text:span></text:p>
          </table:table-cell>
          <table:table-cell table:style-name="Table1.A2" office:value-type="string">
            <text:p text:style-name="P9">Completado</text:p>
          </table:table-cell>
          <table:table-cell table:style-name="Table1.D2" office:value-type="string">
            <text:p text:style-name="P9"/>
          </table:table-cell>
        </table:table-row>
      </table:table>
      <text:p text:style-name="P47"><text:soft-page-break/></text:p>
      <text:p text:style-name="P47"/>
      <text:p text:style-name="P1"><text:span text:style-name="T2">*Aunque el proyecto es grupal, en cada iteración se asignará una persona del grupo como responsable de cada una de las tareas asignadas.</text:span></text:p>
      <text:p text:style-name="P1"><text:span text:style-name="T18">**Existen tareas ya definidas como avances revisables en cada iteración:</text:span></text:p>
      <text:p text:style-name="P1"><text:span text:style-name="T18">1. Diagramas de casos de uso</text:span></text:p>
      <text:p text:style-name="P1"><text:span text:style-name="T18">2. Modelo de datos</text:span></text:p>
      <text:p text:style-name="P1"><text:span text:style-name="T18">3. Diagrama de aplicación</text:span></text:p>
      <text:p text:style-name="P1"><text:span text:style-name="T18">4. Módulos funcionales en ejecución</text:span></text:p>
      <text:p text:style-name="P1"/>
      <text:p text:style-name="P1"><text:span text:style-name="T3">PROXIMA REUNION:</text:span></text:p>
      <text:p text:style-name="P1"/>
      <text:p text:style-name="P1"/>
      <text:p text:style-name="P1"><text:span text:style-name="T2">Fecha: 30 de enero</text:span></text:p>
      <text:p text:style-name="P1"><text:span text:style-name="T2">Hora: 8:00 AM</text:span></text:p>
      <text:p text:style-name="P1"><text:span text:style-name="T2">Lugar: Laboratorio C</text:span></text:p>
      <text:p text:style-name="P1"/>
      <text:p text:style-name="P1"/>
      <text:p text:style-name="P1"><text:span text:style-name="T3">CLAUSURA:</text:span></text:p>
      <text:p text:style-name="P1"/>
      <text:p text:style-name="P1"><text:span text:style-name="T2">Cristian Brenes G, como persona encargada de preceder la reunión, clausura la reunión a las XXXX hora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Arimo1" svg:font-family="Arimo"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Arimo" fo:font-family="Arimo"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mo" fo:font-family="Arimo" style:font-family-generic="roman" style:font-pitch="variable" style:text-underline-style="none"/>
    </style:style>
    <style:style style:name="ListLabel_20_38" style:display-name="ListLabel 38" style:family="text">
      <style:text-properties style:font-name="Arimo" fo:font-family="Arimo"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6" style:display-name="ListLabel 56" style:family="text">
      <style:text-properties fo:font-size="10pt" fo:font-weight="bold" style:font-name-asian="Arimo1" style:font-family-asian="Arimo" style:font-family-generic-asian="system" style:font-pitch-asian="variable" style:font-size-asian="10pt" style:font-weight-asian="bold" style:font-name-complex="Arimo1" style:font-family-complex="Arimo" style:font-family-generic-complex="system" style:font-pitch-complex="variable" style:font-size-complex="10pt"/>
    </style:style>
    <style:style style:name="ListLabel_20_57" style:display-name="ListLabel 57" style:family="text">
      <style:text-properties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 style:display-name="ListLabel 58" style:family="text">
      <style:text-properties style:font-name="Arimo" fo:font-family="Arimo" style:font-family-generic="roman" style:font-pitch="variable"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 style:display-name="ListLabel 7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underline-style="none"/>
    </style:style>
    <style:style style:name="ListLabel_20_77" style:display-name="ListLabel 77" style:family="text">
      <style:text-properties style:font-name="Arimo" fo:font-family="Arimo" style:font-family-generic="roman" style:font-pitch="variable"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font-name="Arimo" fo:font-family="Arimo" style:font-family-generic="roman" style:font-pitch="variable" style:text-underline-style="none"/>
    </style:style>
    <style:style style:name="ListLabel_20_86" style:display-name="ListLabel 86" style:family="text">
      <style:text-properties style:font-name="Arimo" fo:font-family="Arimo" style:font-family-generic="roman" style:font-pitch="variable"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font-name="Arimo" fo:font-family="Arimo" style:font-family-generic="roman" style:font-pitch="variable" style:text-underline-style="none"/>
    </style:style>
    <style:style style:name="ListLabel_20_95" style:display-name="ListLabel 95" style:family="text">
      <style:text-properties style:font-name="Arimo" fo:font-family="Arimo" style:font-family-generic="roman" style:font-pitch="variable"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font-name="Arimo" fo:font-family="Arimo" style:font-family-generic="roman" style:font-pitch="variable" fo:font-size="12pt" style:text-underline-style="none" fo:font-weight="normal"/>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font-name="Arimo" fo:font-family="Arimo" style:font-family-generic="roman" style:font-pitch="variable"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font-name="Arimo" fo:font-family="Arimo" style:font-family-generic="roman" style:font-pitch="variable"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font-name="Arimo" fo:font-family="Arimo" style:font-family-generic="roman" style:font-pitch="variable" fo:font-size="12pt" style:text-underline-style="none" fo:font-weight="normal"/>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font-name="Arimo" fo:font-family="Arimo" style:font-family-generic="roman" style:font-pitch="variable" style:text-underline-style="none"/>
    </style:style>
    <style:style style:name="ListLabel_20_140" style:display-name="ListLabel 140" style:family="text">
      <style:text-properties style:font-name="Arimo" fo:font-family="Arimo" style:font-family-generic="roman" style:font-pitch="variable"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font-name="Arimo" fo:font-family="Arimo" style:font-family-generic="roman" style:font-pitch="variable"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font-name="Arimo" fo:font-family="Arimo" style:font-family-generic="roman" style:font-pitch="variable" style:text-underline-style="none"/>
    </style:style>
    <style:style style:name="ListLabel_20_158" style:display-name="ListLabel 158" style:family="text">
      <style:text-properties style:font-name="Arial" fo:font-family="Arial" style:font-family-generic="roman" style:font-pitch="variable"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font-name="Arimo" fo:font-family="Arimo" style:font-family-generic="roman" style:font-pitch="variable"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font-name="Arimo" fo:font-family="Arimo" style:font-family-generic="roman" style:font-pitch="variable"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font-name="Arial" fo:font-family="Arial" style:font-family-generic="roman" style:font-pitch="variable"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font-name="Arial" fo:font-family="Arial" style:font-family-generic="roman" style:font-pitch="variable"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font-name="Arial" fo:font-family="Arial" style:font-family-generic="roman" style:font-pitch="variable"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font-name="Arial" fo:font-family="Arial" style:font-family-generic="roman" style:font-pitch="variable"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2.5in" fo:margin-left="2.75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6" style:num-suffix="." style:num-format="1">
        <style:list-level-properties text:list-level-position-and-space-mode="label-alignment">
          <style:list-level-label-alignment text:label-followed-by="listtab" fo:text-indent="0.5in" fo:margin-left="0.75in"/>
        </style:list-level-properties>
      </text:list-level-style-number>
      <text:list-level-style-bullet text:level="2" text:style-name="ListLabel_20_5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8"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6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70"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7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72"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7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74"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7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9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9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9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9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9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0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0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0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0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0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0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1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1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1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1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1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4917in" fo:margin-bottom="0in" loext:contextual-spacing="false" fo:line-height="100%" fo:text-align="end" style:justify-single-word="false" fo:keep-together="auto" fo:orphans="2" fo:widows="2" fo:text-indent="0in" style:auto-text-indent="false" fo:keep-with-next="auto">
        <style:tab-stops>
          <style:tab-stop style:position="2.9528in" style:type="center"/>
          <style:tab-stop style:position="5.9055in" style:type="right"/>
        </style:tab-stops>
      </style:paragraph-properties>
    </style:style>
    <style:page-layout style:name="Mpm1">
      <style:page-layout-properties fo:page-width="8.5in" fo:page-height="11in" style:num-format="1" style:print-orientation="portrait" fo:margin-top="0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6" meta:paragraph-count="271" meta:word-count="3352" meta:character-count="22615" meta:non-whitespace-character-count="19605"/>
    <meta:generator>LibreOfficeDev/5.1.0.3$Linux_X86_64 LibreOffice_project/</meta:generator>
  </office:meta>
</office:document-meta>
</file>